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726cm"/>
    </style:style>
    <style:style style:name="P1" style:family="paragraph">
      <style:paragraph-properties fo:margin-left="0cm" fo:margin-right="0cm" fo:text-indent="0cm"/>
      <style:text-properties fo:font-size="18pt" fo:language="hu" fo:country="HU" style:font-size-asian="18pt" style:font-size-complex="18pt"/>
    </style:style>
    <style:style style:name="P2" style:family="paragraph">
      <style:paragraph-properties fo:margin-left="0cm" fo:margin-right="0cm" fo:text-indent="0cm"/>
      <style:text-properties fo:font-size="18pt" fo:language="hu" fo:country="HU" style:font-size-asian="18pt" style:font-size-complex="18pt" style:font-weight-complex="normal"/>
    </style:style>
    <style:style style:name="T1" style:family="text">
      <style:text-properties style:font-weight-complex="normal"/>
    </style:style>
    <style:style style:name="T2" style:family="text">
      <style:text-properties style:language-asian="ja" style:country-asian="JP" style:font-weight-complex="normal"/>
    </style:style>
    <style:style style:name="T3" style:family="text">
      <style:text-properties style:language-asian="zh" style:country-asian="CN" style:font-weight-complex="normal"/>
    </style:style>
    <style:style style:name="T4" style:family="text">
      <style:text-properties style:language-asian="zh" style:country-asian="TW" style:font-weight-complex="normal"/>
    </style:style>
    <style:style style:name="T5" style:family="text">
      <style:text-properties style:language-asian="zh" style:country-asian="HK" style:font-weight-complex="normal"/>
    </style:style>
    <style:style style:name="T6" style:family="text">
      <style:text-properties style:language-asian="zh" style:country-asian="MO" style:font-weight-complex="normal"/>
    </style:style>
    <style:style style:name="T7" style:family="text">
      <style:text-properties style:language-asian="zh" style:country-asian="SG" style:font-weight-complex="normal"/>
    </style:style>
    <style:style style:name="T8" style:family="text">
      <style:text-properties style:language-asian="ko" style:country-asian="KR" style:font-weight-complex="normal"/>
    </style:style>
    <style:style style:name="T9" style:family="text">
      <style:text-properties style:language-asian="zxx" style:country-asian="none" style:font-weight-complex="normal"/>
    </style:style>
    <style:style style:name="T10" style:family="text">
      <style:text-properties style:language-asian="zxx" style:country-asian="none" style:language-complex="ar" style:country-complex="DZ" style:font-weight-complex="normal"/>
    </style:style>
    <style:style style:name="T11" style:family="text">
      <style:text-properties style:language-asian="zxx" style:country-asian="none" style:language-complex="ar" style:country-complex="BH" style:font-weight-complex="normal"/>
    </style:style>
    <style:style style:name="T12" style:family="text">
      <style:text-properties style:language-asian="zxx" style:country-asian="none" style:language-complex="ar" style:country-complex="AE" style:font-weight-complex="normal"/>
    </style:style>
    <style:style style:name="T13" style:family="text">
      <style:text-properties style:language-asian="zxx" style:country-asian="none" style:language-complex="ar" style:country-complex="EG" style:font-weight-complex="normal"/>
    </style:style>
    <style:style style:name="T14" style:family="text">
      <style:text-properties style:language-asian="zxx" style:country-asian="none" style:language-complex="ar" style:country-complex="IQ" style:font-weight-complex="normal"/>
    </style:style>
    <style:style style:name="T15" style:family="text">
      <style:text-properties style:language-asian="zxx" style:country-asian="none" style:language-complex="ar" style:country-complex="YE" style:font-weight-complex="normal"/>
    </style:style>
    <style:style style:name="T16" style:family="text">
      <style:text-properties style:language-asian="zxx" style:country-asian="none" style:language-complex="ar" style:country-complex="JO" style:font-weight-complex="normal"/>
    </style:style>
    <style:style style:name="T17" style:family="text">
      <style:text-properties style:language-asian="zxx" style:country-asian="none" style:language-complex="ar" style:country-complex="QA" style:font-weight-complex="normal"/>
    </style:style>
    <style:style style:name="T18" style:family="text">
      <style:text-properties style:language-asian="zxx" style:country-asian="none" style:language-complex="ar" style:country-complex="KW" style:font-weight-complex="normal"/>
    </style:style>
    <style:style style:name="T19" style:family="text">
      <style:text-properties style:language-asian="zxx" style:country-asian="none" style:language-complex="ar" style:country-complex="LB" style:font-weight-complex="normal"/>
    </style:style>
    <style:style style:name="T20" style:family="text">
      <style:text-properties style:language-asian="zxx" style:country-asian="none" style:language-complex="ar" style:country-complex="LY" style:font-weight-complex="normal"/>
    </style:style>
    <style:style style:name="T21" style:family="text">
      <style:text-properties style:language-asian="zxx" style:country-asian="none" style:language-complex="ar" style:country-complex="MA" style:font-weight-complex="normal"/>
    </style:style>
    <style:style style:name="T22" style:family="text">
      <style:text-properties style:language-asian="zxx" style:country-asian="none" style:language-complex="ar" style:country-complex="OM" style:font-weight-complex="normal"/>
    </style:style>
    <style:style style:name="T23" style:family="text">
      <style:text-properties style:language-asian="zxx" style:country-asian="none" style:language-complex="ar" style:country-complex="SA" style:font-weight-complex="normal"/>
    </style:style>
    <style:style style:name="T24" style:family="text">
      <style:text-properties style:language-asian="zxx" style:country-asian="none" style:language-complex="ar" style:country-complex="SY" style:font-weight-complex="normal"/>
    </style:style>
    <style:style style:name="T25" style:family="text">
      <style:text-properties style:language-asian="zxx" style:country-asian="none" style:language-complex="ar" style:country-complex="TN" style:font-weight-complex="normal"/>
    </style:style>
    <style:style style:name="T26" style:family="text">
      <style:text-properties style:language-asian="zxx" style:country-asian="none" style:language-complex="as" style:country-complex="IN" style:font-weight-complex="normal"/>
    </style:style>
    <style:style style:name="T27" style:family="text">
      <style:text-properties style:language-asian="zxx" style:country-asian="none" style:language-complex="bn" style:country-complex="IN" style:font-weight-complex="normal"/>
    </style:style>
    <style:style style:name="T28" style:family="text">
      <style:text-properties style:language-asian="zxx" style:country-asian="none" style:language-complex="bn" style:country-complex="BD" style:font-weight-complex="normal"/>
    </style:style>
    <style:style style:name="T29" style:family="text">
      <style:text-properties style:language-asian="zxx" style:country-asian="none" style:language-complex="dz" style:country-complex="BT" style:font-weight-complex="normal"/>
    </style:style>
    <style:style style:name="T30" style:family="text">
      <style:text-properties style:language-asian="zxx" style:country-asian="none" style:language-complex="fa" style:country-complex="IR" style:font-weight-complex="normal"/>
    </style:style>
    <style:style style:name="T31" style:family="text">
      <style:text-properties style:language-asian="zxx" style:country-asian="none" style:language-complex="gu" style:country-complex="IN" style:font-weight-complex="normal"/>
    </style:style>
    <style:style style:name="T32" style:family="text">
      <style:text-properties style:language-asian="zxx" style:country-asian="none" style:language-complex="he" style:country-complex="IL" style:font-weight-complex="normal"/>
    </style:style>
    <style:style style:name="T33" style:family="text">
      <style:text-properties style:language-asian="zxx" style:country-asian="none" style:language-complex="hi" style:country-complex="IN" style:font-weight-complex="normal"/>
    </style:style>
    <style:style style:name="T34" style:family="text">
      <style:text-properties style:language-asian="zxx" style:country-asian="none" style:language-complex="kn" style:country-complex="IN" style:font-weight-complex="normal"/>
    </style:style>
    <style:style style:name="T35" style:family="text">
      <style:text-properties style:language-asian="zxx" style:country-asian="none" style:language-complex="ks" style:country-complex="IN" style:font-weight-complex="normal"/>
    </style:style>
    <style:style style:name="T36" style:family="text">
      <style:text-properties style:language-asian="zxx" style:country-asian="none" style:language-complex="ks" style:country-complex="none" style:font-weight-complex="normal"/>
    </style:style>
    <style:style style:name="T37" style:family="text">
      <style:text-properties style:language-asian="zxx" style:country-asian="none" style:language-complex="km" style:country-complex="KH" style:font-weight-complex="normal"/>
    </style:style>
    <style:style style:name="T38" style:family="text">
      <style:text-properties style:language-asian="zxx" style:country-asian="none" style:language-complex="ku" style:country-complex="IQ" style:font-weight-complex="normal"/>
    </style:style>
    <style:style style:name="T39" style:family="text">
      <style:text-properties style:language-asian="zxx" style:country-asian="none" style:language-complex="ku" style:country-complex="IR" style:font-weight-complex="normal"/>
    </style:style>
    <style:style style:name="T40" style:family="text">
      <style:text-properties style:language-asian="zxx" style:country-asian="none" style:language-complex="lo" style:country-complex="LA" style:font-weight-complex="normal"/>
    </style:style>
    <style:style style:name="T41" style:family="text">
      <style:text-properties style:language-asian="zxx" style:country-asian="none" style:language-complex="ml" style:country-complex="IN" style:font-weight-complex="normal"/>
    </style:style>
    <style:style style:name="T42" style:family="text">
      <style:text-properties style:language-asian="zxx" style:country-asian="none" style:language-complex="mni" style:country-complex="IN" style:font-weight-complex="normal"/>
    </style:style>
    <style:style style:name="T43" style:family="text">
      <style:text-properties style:language-asian="zxx" style:country-asian="none" style:language-complex="mr" style:country-complex="IN" style:font-weight-complex="normal"/>
    </style:style>
    <style:style style:name="T44" style:family="text">
      <style:text-properties style:language-asian="zxx" style:country-asian="none" style:language-complex="ne" style:country-complex="IN" style:font-weight-complex="normal"/>
    </style:style>
    <style:style style:name="T45" style:family="text">
      <style:text-properties style:language-asian="zxx" style:country-asian="none" style:language-complex="ne" style:country-complex="NP" style:font-weight-complex="normal"/>
    </style:style>
    <style:style style:name="T46" style:family="text">
      <style:text-properties style:language-asian="zxx" style:country-asian="none" style:language-complex="or" style:country-complex="IN" style:font-weight-complex="normal"/>
    </style:style>
    <style:style style:name="T47" style:family="text">
      <style:text-properties style:language-asian="zxx" style:country-asian="none" style:language-complex="pa" style:country-complex="IN" style:font-weight-complex="normal"/>
    </style:style>
    <style:style style:name="T48" style:family="text">
      <style:text-properties style:language-asian="zxx" style:country-asian="none" style:language-complex="sd" style:country-complex="IN" style:font-weight-complex="normal"/>
    </style:style>
    <style:style style:name="T49" style:family="text">
      <style:text-properties style:language-asian="zxx" style:country-asian="none" style:language-complex="si" style:country-complex="LK" style:font-weight-complex="normal"/>
    </style:style>
    <style:style style:name="T50" style:family="text">
      <style:text-properties style:language-asian="zxx" style:country-asian="none" style:language-complex="sa" style:country-complex="IN" style:font-weight-complex="normal"/>
    </style:style>
    <style:style style:name="T51" style:family="text">
      <style:text-properties style:language-asian="zxx" style:country-asian="none" style:language-complex="ta" style:country-complex="IN" style:font-weight-complex="normal"/>
    </style:style>
    <style:style style:name="T52" style:family="text">
      <style:text-properties style:language-asian="zxx" style:country-asian="none" style:language-complex="te" style:country-complex="IN" style:font-weight-complex="normal"/>
    </style:style>
    <style:style style:name="T53" style:family="text">
      <style:text-properties style:language-asian="zxx" style:country-asian="none" style:language-complex="th" style:country-complex="TH" style:font-weight-complex="normal"/>
    </style:style>
    <style:style style:name="T54" style:family="text">
      <style:text-properties style:language-asian="zxx" style:country-asian="none" style:language-complex="bo" style:country-complex="CN" style:font-weight-complex="normal"/>
    </style:style>
    <style:style style:name="T55" style:family="text">
      <style:text-properties style:language-asian="zxx" style:country-asian="none" style:language-complex="ur" style:country-complex="IN" style:font-weight-complex="normal"/>
    </style:style>
    <style:style style:name="T56" style:family="text">
      <style:text-properties style:language-asian="zxx" style:country-asian="none" style:language-complex="ur" style:country-complex="PK" style:font-weight-complex="normal"/>
    </style:style>
    <style:style style:name="T57" style:family="text">
      <style:text-properties style:language-asian="zxx" style:country-asian="none" style:language-complex="vi" style:country-complex="VN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/>
        <draw:frame draw:style-name="gr1" draw:text-style-name="P2" draw:layer="layout" svg:width="37.117cm" svg:height="56.13cm" svg:x="-7.446cm" svg:y="-0.151cm">
          <draw:text-box>
            <text:p text:style-name="P1"><text:s/>127 8 49</text:p>
            <text:p text:style-name="P1"><text:span text:style-name="T1">1</text:span><text:span text:style-name="T1"><text:tab/></text:span><text:span text:style-name="T1">[Nincs]</text:span><text:span text:style-name="T1"><text:tab/></text:span></text:p>
            <text:p text:style-name="P1"><text:span text:style-name="T1">2</text:span><text:span text:style-name="T1"><text:tab/></text:span><text:span text:style-name="T1">Afrikaans</text:span><text:span text:style-name="T1"><text:tab/></text:span></text:p>
            <text:p text:style-name="P1"><text:span text:style-name="T1">3</text:span><text:span text:style-name="T1"><text:tab/></text:span><text:span text:style-name="T1">Albán</text:span><text:span text:style-name="T1"><text:tab/></text:span></text:p>
            <text:p text:style-name="P1"><text:span text:style-name="T1">4</text:span><text:span text:style-name="T1"><text:tab/></text:span><text:span text:style-name="T1">Angol (Ausztrália)</text:span><text:span text:style-name="T1"><text:tab/></text:span></text:p>
            <text:p text:style-name="P1"><text:span text:style-name="T1">5</text:span><text:span text:style-name="T1"><text:tab/></text:span><text:span text:style-name="T1">Angol (Belize)</text:span><text:span text:style-name="T1"><text:tab/></text:span></text:p>
            <text:p text:style-name="P1"><text:span text:style-name="T1">6</text:span><text:span text:style-name="T1"><text:tab/></text:span><text:span text:style-name="T1">Angol (Dél-Afrika)</text:span><text:span text:style-name="T1"><text:tab/></text:span></text:p>
            <text:p text:style-name="P1"><text:span text:style-name="T1">7</text:span><text:span text:style-name="T1"><text:tab/></text:span><text:span text:style-name="T1">Angol (Fülöp-szigetek)</text:span><text:span text:style-name="T1"><text:tab/></text:span></text:p>
            <text:p text:style-name="P1"><text:span text:style-name="T1">8</text:span><text:span text:style-name="T1"><text:tab/></text:span><text:span text:style-name="T1">Angol (Írország)</text:span><text:span text:style-name="T1"><text:tab/></text:span></text:p>
            <text:p text:style-name="P1"><text:span text:style-name="T1">9</text:span><text:span text:style-name="T1"><text:tab/></text:span><text:span text:style-name="T1">Angol (Jamaica)</text:span><text:span text:style-name="T1"><text:tab/></text:span></text:p>
            <text:p text:style-name="P1"><text:span text:style-name="T1">10</text:span><text:span text:style-name="T1"><text:tab/></text:span><text:span text:style-name="T1">Angol (Kanada)</text:span><text:span text:style-name="T1"><text:tab/></text:span></text:p>
            <text:p text:style-name="P1"><text:span text:style-name="T1">11</text:span><text:span text:style-name="T1"><text:tab/></text:span><text:span text:style-name="T1">Angol (Karib-tenger)</text:span><text:span text:style-name="T1"><text:tab/></text:span></text:p>
            <text:p text:style-name="P1"><text:span text:style-name="T1">12</text:span><text:span text:style-name="T1"><text:tab/></text:span><text:span text:style-name="T1">Angol (Trinidad)</text:span><text:span text:style-name="T1"><text:tab/></text:span></text:p>
            <text:p text:style-name="P1"><text:span text:style-name="T1">13</text:span><text:span text:style-name="T1"><text:tab/></text:span><text:span text:style-name="T1">Angol (Új-Zéland)</text:span><text:span text:style-name="T1"><text:tab/></text:span></text:p>
            <text:p text:style-name="P1"><text:span text:style-name="T1">14</text:span><text:span text:style-name="T1"><text:tab/></text:span><text:span text:style-name="T1">Angol (UK)</text:span><text:span text:style-name="T1"><text:tab/></text:span></text:p>
            <text:p text:style-name="P1"><text:span text:style-name="T1">15</text:span><text:span text:style-name="T1"><text:tab/></text:span><text:span text:style-name="T1">Angol (USA)</text:span><text:span text:style-name="T1"><text:tab/></text:span></text:p>
            <text:p text:style-name="P1"><text:span text:style-name="T1">16</text:span><text:span text:style-name="T1"><text:tab/></text:span><text:span text:style-name="T1">Angol (Zimbabwe)</text:span><text:span text:style-name="T1"><text:tab/></text:span></text:p>
            <text:p text:style-name="P1"><text:span text:style-name="T1">17</text:span><text:span text:style-name="T1"><text:tab/></text:span><text:span text:style-name="T1">Azerbajdzsán (Cirill)</text:span><text:span text:style-name="T1"><text:tab/></text:span></text:p>
            <text:p text:style-name="P1"><text:span text:style-name="T1">18</text:span><text:span text:style-name="T1"><text:tab/></text:span><text:span text:style-name="T1">Azerbajdzsán (Latin)</text:span><text:span text:style-name="T1"><text:tab/></text:span></text:p>
            <text:p text:style-name="P1"><text:span text:style-name="T1">19</text:span><text:span text:style-name="T1"><text:tab/></text:span><text:span text:style-name="T1">Baszk</text:span><text:span text:style-name="T1"><text:tab/></text:span></text:p>
            <text:p text:style-name="P1"><text:span text:style-name="T1">20</text:span><text:span text:style-name="T1"><text:tab/></text:span><text:span text:style-name="T1">Belorusz</text:span><text:span text:style-name="T1"><text:tab/></text:span></text:p>
            <text:p text:style-name="P1"><text:span text:style-name="T1">21</text:span><text:span text:style-name="T1"><text:tab/></text:span><text:span text:style-name="T1">Bolgár</text:span><text:span text:style-name="T1"><text:tab/></text:span></text:p>
            <text:p text:style-name="P1"><text:span text:style-name="T1">22</text:span><text:span text:style-name="T1"><text:tab/></text:span><text:span text:style-name="T1">Bosnyák</text:span><text:span text:style-name="T1"><text:tab/></text:span></text:p>
            <text:p text:style-name="P1"><text:span text:style-name="T1">23</text:span><text:span text:style-name="T1"><text:tab/></text:span><text:span text:style-name="T1">Breton</text:span><text:span text:style-name="T1"><text:tab/></text:span></text:p>
            <text:p text:style-name="P1"><text:span text:style-name="T1">24</text:span><text:span text:style-name="T1"><text:tab/></text:span><text:span text:style-name="T1">Cseh</text:span><text:span text:style-name="T1"><text:tab/></text:span></text:p>
            <text:p text:style-name="P1"><text:span text:style-name="T1">25</text:span><text:span text:style-name="T1"><text:tab/></text:span><text:span text:style-name="T1">Dán</text:span><text:span text:style-name="T1"><text:tab/></text:span></text:p>
            <text:p text:style-name="P1"><text:span text:style-name="T1">26</text:span><text:span text:style-name="T1"><text:tab/></text:span><text:span text:style-name="T1">Déli sotho</text:span><text:span text:style-name="T1"><text:tab/></text:span></text:p>
            <text:p text:style-name="P1"><text:span text:style-name="T1">27</text:span><text:span text:style-name="T1"><text:tab/></text:span><text:span text:style-name="T1">Dhivehi</text:span><text:span text:style-name="T1"><text:tab/></text:span></text:p>
            <text:p text:style-name="P1"><text:span text:style-name="T1">28</text:span><text:span text:style-name="T1"><text:tab/></text:span><text:span text:style-name="T1">Északi sotho</text:span><text:span text:style-name="T1"><text:tab/></text:span></text:p>
            <text:p text:style-name="P1"><text:span text:style-name="T1">29</text:span><text:span text:style-name="T1"><text:tab/></text:span><text:span text:style-name="T1">Eszperantó</text:span><text:span text:style-name="T1"><text:tab/></text:span></text:p>
            <text:p text:style-name="P1"><text:span text:style-name="T1">30</text:span><text:span text:style-name="T1"><text:tab/></text:span><text:span text:style-name="T1">Észt</text:span><text:span text:style-name="T1"><text:tab/></text:span></text:p>
            <text:p text:style-name="P1"><text:span text:style-name="T1">31</text:span><text:span text:style-name="T1"><text:tab/></text:span><text:span text:style-name="T1">Färöi</text:span><text:span text:style-name="T1"><text:tab/></text:span></text:p>
            <text:p text:style-name="P1"><text:span text:style-name="T1">32</text:span><text:span text:style-name="T1"><text:tab/></text:span><text:span text:style-name="T1">Finn</text:span><text:span text:style-name="T1"><text:tab/></text:span></text:p>
            <text:p text:style-name="P1"><text:span text:style-name="T1">33</text:span><text:span text:style-name="T1"><text:tab/></text:span><text:span text:style-name="T1">Francia (Belgium)</text:span><text:span text:style-name="T1"><text:tab/></text:span></text:p>
            <text:p text:style-name="P1"><text:span text:style-name="T1">34</text:span><text:span text:style-name="T1"><text:tab/></text:span><text:span text:style-name="T1">Francia (Franciaország)</text:span><text:span text:style-name="T1"><text:tab/></text:span></text:p>
            <text:p text:style-name="P1"><text:span text:style-name="T1">35</text:span><text:span text:style-name="T1"><text:tab/></text:span><text:span text:style-name="T1">Francia (Kanada)</text:span><text:span text:style-name="T1"><text:tab/></text:span></text:p>
            <text:p text:style-name="P1"><text:span text:style-name="T1">36</text:span><text:span text:style-name="T1"><text:tab/></text:span><text:span text:style-name="T1">Francia (Luxemburg)</text:span><text:span text:style-name="T1"><text:tab/></text:span></text:p>
            <text:p text:style-name="P1"><text:span text:style-name="T1">37</text:span><text:span text:style-name="T1"><text:tab/></text:span><text:span text:style-name="T1">Francia (Monaco)</text:span><text:span text:style-name="T1"><text:tab/></text:span></text:p>
            <text:p text:style-name="P1"><text:span text:style-name="T1">38</text:span><text:span text:style-name="T1"><text:tab/></text:span><text:span text:style-name="T1">Francia (Svájc)</text:span><text:span text:style-name="T1"><text:tab/></text:span></text:p>
            <text:p text:style-name="P1"><text:span text:style-name="T1">39</text:span><text:span text:style-name="T1"><text:tab/></text:span><text:span text:style-name="T1">Fríz</text:span><text:span text:style-name="T1"><text:tab/></text:span></text:p>
            <text:p text:style-name="P1"><text:span text:style-name="T1">40</text:span><text:span text:style-name="T1"><text:tab/></text:span><text:span text:style-name="T1">Gael (Skócia)</text:span><text:span text:style-name="T1"><text:tab/></text:span></text:p>
            <text:p text:style-name="P1"><text:span text:style-name="T1">41</text:span><text:span text:style-name="T1"><text:tab/></text:span><text:span text:style-name="T1">Galíciai</text:span><text:span text:style-name="T1"><text:tab/></text:span></text:p>
            <text:p text:style-name="P1"><text:span text:style-name="T1">42</text:span><text:span text:style-name="T1"><text:tab/></text:span><text:span text:style-name="T1">Görög</text:span><text:span text:style-name="T1"><text:tab/></text:span></text:p>
            <text:p text:style-name="P1"><text:span text:style-name="T1">43</text:span><text:span text:style-name="T1"><text:tab/></text:span><text:span text:style-name="T1">Grúz</text:span><text:span text:style-name="T1"><text:tab/></text:span></text:p>
            <text:p text:style-name="P1"><text:span text:style-name="T1">44</text:span><text:span text:style-name="T1"><text:tab/></text:span><text:span text:style-name="T1">Holland (Belgium)</text:span><text:span text:style-name="T1"><text:tab/></text:span></text:p>
            <text:p text:style-name="P1"><text:span text:style-name="T1">45</text:span><text:span text:style-name="T1"><text:tab/></text:span><text:span text:style-name="T1">Holland (Hollandia)</text:span><text:span text:style-name="T1"><text:tab/></text:span></text:p>
            <text:p text:style-name="P1"><text:span text:style-name="T1">46</text:span><text:span text:style-name="T1"><text:tab/></text:span><text:span text:style-name="T1">Horvát</text:span><text:span text:style-name="T1"><text:tab/></text:span></text:p>
            <text:p text:style-name="P1"><text:span text:style-name="T1">47</text:span><text:span text:style-name="T1"><text:tab/></text:span><text:span text:style-name="T1">Indonéz</text:span><text:span text:style-name="T1"><text:tab/></text:span></text:p>
            <text:p text:style-name="P1"><text:span text:style-name="T1">48</text:span><text:span text:style-name="T1"><text:tab/></text:span><text:span text:style-name="T1">Interlingua</text:span><text:span text:style-name="T1"><text:tab/></text:span></text:p>
            <text:p text:style-name="P1"><text:span text:style-name="T1">49</text:span><text:span text:style-name="T1"><text:tab/></text:span><text:span text:style-name="T1">Ír</text:span><text:span text:style-name="T1"><text:tab/></text:span></text:p>
            <text:p text:style-name="P1"><text:span text:style-name="T1">50</text:span><text:span text:style-name="T1"><text:tab/></text:span><text:span text:style-name="T1">Izlandi</text:span><text:span text:style-name="T1"><text:tab/></text:span></text:p>
            <text:p text:style-name="P1"><text:span text:style-name="T1">51</text:span><text:span text:style-name="T1"><text:tab/></text:span><text:span text:style-name="T1">Kalaallisut</text:span><text:span text:style-name="T1"><text:tab/></text:span></text:p>
            <text:p text:style-name="P1"><text:span text:style-name="T1">52</text:span><text:span text:style-name="T1"><text:tab/></text:span><text:span text:style-name="T1">Katalán</text:span><text:span text:style-name="T1"><text:tab/></text:span></text:p>
            <text:p text:style-name="P1"><text:span text:style-name="T1">53</text:span><text:span text:style-name="T1"><text:tab/></text:span><text:span text:style-name="T1">Kazah</text:span><text:span text:style-name="T1"><text:tab/></text:span></text:p>
            <text:p text:style-name="P1"><text:span text:style-name="T1">54</text:span><text:span text:style-name="T1"><text:tab/></text:span><text:span text:style-name="T1">Kinyarwanda (Ruanda)</text:span><text:span text:style-name="T1"><text:tab/></text:span></text:p>
            <text:p text:style-name="P1"><text:span text:style-name="T1">55</text:span><text:span text:style-name="T1"><text:tab/></text:span><text:span text:style-name="T1">Konkani</text:span><text:span text:style-name="T1"><text:tab/></text:span></text:p>
            <text:p text:style-name="P1"><text:span text:style-name="T1">56</text:span><text:span text:style-name="T1"><text:tab/></text:span><text:span text:style-name="T1">Kurd (Szíria)</text:span><text:span text:style-name="T1"><text:tab/></text:span></text:p>
            <text:p text:style-name="P1"><text:span text:style-name="T1">57</text:span><text:span text:style-name="T1"><text:tab/></text:span><text:span text:style-name="T1">Kurd (Törökország)</text:span><text:span text:style-name="T1"><text:tab/></text:span></text:p>
            <text:p text:style-name="P1"><text:span text:style-name="T1">58</text:span><text:span text:style-name="T1"><text:tab/></text:span><text:span text:style-name="T1">Latin</text:span><text:span text:style-name="T1"><text:tab/></text:span></text:p>
            <text:p text:style-name="P1"><text:span text:style-name="T1">59</text:span><text:span text:style-name="T1"><text:tab/></text:span><text:span text:style-name="T1">Lengyel</text:span><text:span text:style-name="T1"><text:tab/></text:span></text:p>
            <text:p text:style-name="P1"><text:span text:style-name="T1">60</text:span><text:span text:style-name="T1"><text:tab/></text:span><text:span text:style-name="T1">Lett</text:span><text:span text:style-name="T1"><text:tab/></text:span></text:p>
            <text:p text:style-name="P1"><text:span text:style-name="T1">61</text:span><text:span text:style-name="T1"><text:tab/></text:span><text:span text:style-name="T1">Litván</text:span><text:span text:style-name="T1"><text:tab/></text:span></text:p>
            <text:p text:style-name="P1"><text:span text:style-name="T1">62</text:span><text:span text:style-name="T1"><text:tab/></text:span><text:span text:style-name="T1">Litván (klasszikus)</text:span><text:span text:style-name="T1"><text:tab/></text:span></text:p>
            <text:p text:style-name="P1"><text:span text:style-name="T1">63</text:span><text:span text:style-name="T1"><text:tab/></text:span><text:span text:style-name="T1">Macedón</text:span><text:span text:style-name="T1"><text:tab/></text:span></text:p>
            <text:p text:style-name="P1"><text:span text:style-name="T1">64</text:span><text:span text:style-name="T1"><text:tab/></text:span><text:span text:style-name="T1">Magyar</text:span><text:span text:style-name="T1"><text:tab/></text:span></text:p>
            <text:p text:style-name="P1"><text:span text:style-name="T1">65</text:span><text:span text:style-name="T1"><text:tab/></text:span><text:span text:style-name="T1">Maláj (Brunei Darusalam)</text:span><text:span text:style-name="T1"><text:tab/></text:span></text:p>
            <text:p text:style-name="P1"><text:span text:style-name="T1">66</text:span><text:span text:style-name="T1"><text:tab/></text:span><text:span text:style-name="T1">Maláj (Malajzia)</text:span><text:span text:style-name="T1"><text:tab/></text:span></text:p>
            <text:p text:style-name="P1"><text:span text:style-name="T1">67</text:span><text:span text:style-name="T1"><text:tab/></text:span><text:span text:style-name="T1">Maori (Új-Zéland)</text:span><text:span text:style-name="T1"><text:tab/></text:span></text:p>
            <text:p text:style-name="P1"><text:span text:style-name="T1">68</text:span><text:span text:style-name="T1"><text:tab/></text:span><text:span text:style-name="T1">Mongol</text:span><text:span text:style-name="T1"><text:tab/></text:span></text:p>
            <text:p text:style-name="P1"><text:span text:style-name="T1">69</text:span><text:span text:style-name="T1"><text:tab/></text:span><text:span text:style-name="T1">Ndebele (déli)</text:span><text:span text:style-name="T1"><text:tab/></text:span></text:p>
            <text:p text:style-name="P1"><text:span text:style-name="T1">70</text:span><text:span text:style-name="T1"><text:tab/></text:span><text:span text:style-name="T1">Német (Ausztria)</text:span><text:span text:style-name="T1"><text:tab/></text:span></text:p>
            <text:p text:style-name="P1"><text:span text:style-name="T1">71</text:span><text:span text:style-name="T1"><text:tab/></text:span><text:span text:style-name="T1">Német (Liechtenstein)</text:span><text:span text:style-name="T1"><text:tab/></text:span></text:p>
            <text:p text:style-name="P1"><text:span text:style-name="T1">72</text:span><text:span text:style-name="T1"><text:tab/></text:span><text:span text:style-name="T1">Német (Luxemburg)</text:span><text:span text:style-name="T1"><text:tab/></text:span></text:p>
            <text:p text:style-name="P1"><text:span text:style-name="T1">73</text:span><text:span text:style-name="T1"><text:tab/></text:span><text:span text:style-name="T1">Német (Németország)</text:span><text:span text:style-name="T1"><text:tab/></text:span></text:p>
            <text:p text:style-name="P1"><text:span text:style-name="T1">74</text:span><text:span text:style-name="T1"><text:tab/></text:span><text:span text:style-name="T1">Német (Svájc)</text:span><text:span text:style-name="T1"><text:tab/></text:span></text:p>
            <text:p text:style-name="P1"><text:span text:style-name="T1">75</text:span><text:span text:style-name="T1"><text:tab/></text:span><text:span text:style-name="T1">Norvég (Bokmål)</text:span><text:span text:style-name="T1"><text:tab/></text:span></text:p>
            <text:p text:style-name="P1"><text:span text:style-name="T1">76</text:span><text:span text:style-name="T1"><text:tab/></text:span><text:span text:style-name="T1">Norvég (Nynorsk)</text:span><text:span text:style-name="T1"><text:tab/></text:span></text:p>
            <text:p text:style-name="P1"><text:span text:style-name="T1">77</text:span><text:span text:style-name="T1"><text:tab/></text:span><text:span text:style-name="T1">Okcitán</text:span><text:span text:style-name="T1"><text:tab/></text:span></text:p>
            <text:p text:style-name="P1"><text:span text:style-name="T1">78</text:span><text:span text:style-name="T1"><text:tab/></text:span><text:span text:style-name="T1">Olasz (Olaszország)</text:span><text:span text:style-name="T1"><text:tab/></text:span></text:p>
            <text:p text:style-name="P1"><text:span text:style-name="T1">79</text:span><text:span text:style-name="T1"><text:tab/></text:span><text:span text:style-name="T1">Olasz (Svájc)</text:span><text:span text:style-name="T1"><text:tab/></text:span></text:p>
            <text:p text:style-name="P1"><text:span text:style-name="T1">80</text:span><text:span text:style-name="T1"><text:tab/></text:span><text:span text:style-name="T1">Orosz</text:span><text:span text:style-name="T1"><text:tab/></text:span></text:p>
            <text:p text:style-name="P1"><text:span text:style-name="T1">81</text:span><text:span text:style-name="T1"><text:tab/></text:span><text:span text:style-name="T1">Örmény</text:span><text:span text:style-name="T1"><text:tab/></text:span></text:p>
            <text:p text:style-name="P1"><text:span text:style-name="T1">82</text:span><text:span text:style-name="T1"><text:tab/></text:span><text:span text:style-name="T1">Portugál (Brazília)</text:span><text:span text:style-name="T1"><text:tab/></text:span></text:p>
            <text:p text:style-name="P1"><text:span text:style-name="T1">83</text:span><text:span text:style-name="T1"><text:tab/></text:span><text:span text:style-name="T1">Portugál (Portugália)</text:span><text:span text:style-name="T1"><text:tab/></text:span></text:p>
            <text:p text:style-name="P1"><text:span text:style-name="T1">84</text:span><text:span text:style-name="T1"><text:tab/></text:span><text:span text:style-name="T1">Rétoromán</text:span><text:span text:style-name="T1"><text:tab/></text:span></text:p>
            <text:p text:style-name="P1"><text:span text:style-name="T1">85</text:span><text:span text:style-name="T1"><text:tab/></text:span><text:span text:style-name="T1">Román</text:span><text:span text:style-name="T1"><text:tab/></text:span></text:p>
            <text:p text:style-name="P1"><text:span text:style-name="T1">86</text:span><text:span text:style-name="T1"><text:tab/></text:span><text:span text:style-name="T1">Spanyol (Argentína)</text:span><text:span text:style-name="T1"><text:tab/></text:span></text:p>
            <text:p text:style-name="P1"><text:span text:style-name="T1">87</text:span><text:span text:style-name="T1"><text:tab/></text:span><text:span text:style-name="T1">Spanyol (Bolívia)</text:span><text:span text:style-name="T1"><text:tab/></text:span></text:p>
            <text:p text:style-name="P1"><text:span text:style-name="T1">88</text:span><text:span text:style-name="T1"><text:tab/></text:span><text:span text:style-name="T1">Spanyol (Chile)</text:span><text:span text:style-name="T1"><text:tab/></text:span></text:p>
            <text:p text:style-name="P1"><text:span text:style-name="T1">89</text:span><text:span text:style-name="T1"><text:tab/></text:span><text:span text:style-name="T1">Spanyol (Costa Rica)</text:span><text:span text:style-name="T1"><text:tab/></text:span></text:p>
            <text:p text:style-name="P1"><text:span text:style-name="T1">90</text:span><text:span text:style-name="T1"><text:tab/></text:span><text:span text:style-name="T1">Spanyol (Dominikai Köztársaság)</text:span><text:span text:style-name="T1"><text:tab/></text:span></text:p>
            <text:p text:style-name="P1"><text:span text:style-name="T1">91</text:span><text:span text:style-name="T1"><text:tab/></text:span><text:span text:style-name="T1">Spanyol (Ecuador)</text:span><text:span text:style-name="T1"><text:tab/></text:span></text:p>
            <text:p text:style-name="P1"><text:span text:style-name="T1">92</text:span><text:span text:style-name="T1"><text:tab/></text:span><text:span text:style-name="T1">Spanyol (El Salvador)</text:span><text:span text:style-name="T1"><text:tab/></text:span></text:p>
            <text:p text:style-name="P1"><text:span text:style-name="T1">93</text:span><text:span text:style-name="T1"><text:tab/></text:span><text:span text:style-name="T1">Spanyol (Guatemala)</text:span><text:span text:style-name="T1"><text:tab/></text:span></text:p>
            <text:p text:style-name="P1"><text:span text:style-name="T1">94</text:span><text:span text:style-name="T1"><text:tab/></text:span><text:span text:style-name="T1">Spanyol (Honduras)</text:span><text:span text:style-name="T1"><text:tab/></text:span></text:p>
            <text:p text:style-name="P1"><text:span text:style-name="T1">95</text:span><text:span text:style-name="T1"><text:tab/></text:span><text:span text:style-name="T1">Spanyol (Kolumbia)</text:span><text:span text:style-name="T1"><text:tab/></text:span></text:p>
            <text:p text:style-name="P1"><text:span text:style-name="T1">96</text:span><text:span text:style-name="T1"><text:tab/></text:span><text:span text:style-name="T1">Spanyol (Mexikó)</text:span><text:span text:style-name="T1"><text:tab/></text:span></text:p>
            <text:p text:style-name="P1"><text:span text:style-name="T1">97</text:span><text:span text:style-name="T1"><text:tab/></text:span><text:span text:style-name="T1">Spanyol (modern)</text:span><text:span text:style-name="T1"><text:tab/></text:span></text:p>
            <text:p text:style-name="P1"><text:span text:style-name="T1">98</text:span><text:span text:style-name="T1"><text:tab/></text:span><text:span text:style-name="T1">Spanyol (Nicaragua)</text:span><text:span text:style-name="T1"><text:tab/></text:span></text:p>
            <text:p text:style-name="P1"><text:span text:style-name="T1">99</text:span><text:span text:style-name="T1"><text:tab/></text:span><text:span text:style-name="T1">Spanyol (Panama)</text:span><text:span text:style-name="T1"><text:tab/></text:span></text:p>
            <text:p text:style-name="P1"><text:span text:style-name="T1">100</text:span><text:span text:style-name="T1"><text:tab/></text:span><text:span text:style-name="T1">Spanyol (Paraguay)</text:span><text:span text:style-name="T1"><text:tab/></text:span></text:p>
            <text:p text:style-name="P1"><text:span text:style-name="T1">101</text:span><text:span text:style-name="T1"><text:tab/></text:span><text:span text:style-name="T1">Spanyol (Peru)</text:span><text:span text:style-name="T1"><text:tab/></text:span></text:p>
            <text:p text:style-name="P1"><text:span text:style-name="T1">102</text:span><text:span text:style-name="T1"><text:tab/></text:span><text:span text:style-name="T1">Spanyol (Puerto Rico)</text:span><text:span text:style-name="T1"><text:tab/></text:span></text:p>
            <text:p text:style-name="P1"><text:span text:style-name="T1">103</text:span><text:span text:style-name="T1"><text:tab/></text:span><text:span text:style-name="T1">Spanyol (Spanyolország)</text:span><text:span text:style-name="T1"><text:tab/></text:span></text:p>
            <text:p text:style-name="P1"><text:span text:style-name="T1">104</text:span><text:span text:style-name="T1"><text:tab/></text:span><text:span text:style-name="T1">Spanyol (Uruguay)</text:span><text:span text:style-name="T1"><text:tab/></text:span></text:p>
            <text:p text:style-name="P1"><text:span text:style-name="T1">105</text:span><text:span text:style-name="T1"><text:tab/></text:span><text:span text:style-name="T1">Spanyol (Venezuela)</text:span><text:span text:style-name="T1"><text:tab/></text:span></text:p>
            <text:p text:style-name="P1"><text:span text:style-name="T1">106</text:span><text:span text:style-name="T1"><text:tab/></text:span><text:span text:style-name="T1">Svéd (Finnország)</text:span><text:span text:style-name="T1"><text:tab/></text:span></text:p>
            <text:p text:style-name="P1"><text:span text:style-name="T1">107</text:span><text:span text:style-name="T1"><text:tab/></text:span><text:span text:style-name="T1">Svéd (Svédország)</text:span><text:span text:style-name="T1"><text:tab/></text:span></text:p>
            <text:p text:style-name="P1"><text:span text:style-name="T1">108</text:span><text:span text:style-name="T1"><text:tab/></text:span><text:span text:style-name="T1">Swazi</text:span><text:span text:style-name="T1"><text:tab/></text:span></text:p>
            <text:p text:style-name="P1"><text:span text:style-name="T1">109</text:span><text:span text:style-name="T1"><text:tab/></text:span><text:span text:style-name="T1">Szárd</text:span><text:span text:style-name="T1"><text:tab/></text:span></text:p>
            <text:p text:style-name="P1"><text:span text:style-name="T1">110</text:span><text:span text:style-name="T1"><text:tab/></text:span><text:span text:style-name="T1">Szerb (cirill)</text:span><text:span text:style-name="T1"><text:tab/></text:span></text:p>
            <text:p text:style-name="P1"><text:span text:style-name="T1">111</text:span><text:span text:style-name="T1"><text:tab/></text:span><text:span text:style-name="T1">Szerb (latin)</text:span><text:span text:style-name="T1"><text:tab/></text:span></text:p>
            <text:p text:style-name="P1"><text:span text:style-name="T1">112</text:span><text:span text:style-name="T1"><text:tab/></text:span><text:span text:style-name="T1">Szlovák</text:span><text:span text:style-name="T1"><text:tab/></text:span></text:p>
            <text:p text:style-name="P1"><text:span text:style-name="T1">113</text:span><text:span text:style-name="T1"><text:tab/></text:span><text:span text:style-name="T1">Szlovén</text:span><text:span text:style-name="T1"><text:tab/></text:span></text:p>
            <text:p text:style-name="P1"><text:span text:style-name="T1">114</text:span><text:span text:style-name="T1"><text:tab/></text:span><text:span text:style-name="T1">Szuahéli (Kenya)</text:span><text:span text:style-name="T1"><text:tab/></text:span></text:p>
            <text:p text:style-name="P1"><text:span text:style-name="T1">115</text:span><text:span text:style-name="T1"><text:tab/></text:span><text:span text:style-name="T1">Szuahéli (Tanzánia)</text:span><text:span text:style-name="T1"><text:tab/></text:span></text:p>
            <text:p text:style-name="P1"><text:span text:style-name="T1">116</text:span><text:span text:style-name="T1"><text:tab/></text:span><text:span text:style-name="T1">Tatár</text:span><text:span text:style-name="T1"><text:tab/></text:span></text:p>
            <text:p text:style-name="P1"><text:span text:style-name="T1">117</text:span><text:span text:style-name="T1"><text:tab/></text:span><text:span text:style-name="T1">Török</text:span><text:span text:style-name="T1"><text:tab/></text:span></text:p>
            <text:p text:style-name="P1"><text:span text:style-name="T1">118</text:span><text:span text:style-name="T1"><text:tab/></text:span><text:span text:style-name="T1">Tsonga</text:span><text:span text:style-name="T1"><text:tab/></text:span></text:p>
            <text:p text:style-name="P1"><text:span text:style-name="T1">119</text:span><text:span text:style-name="T1"><text:tab/></text:span><text:span text:style-name="T1">Tswana (Botswana)</text:span><text:span text:style-name="T1"><text:tab/></text:span></text:p>
            <text:p text:style-name="P1"><text:span text:style-name="T1">120</text:span><text:span text:style-name="T1"><text:tab/></text:span><text:span text:style-name="T1">Tswana (Dél-Afrika)</text:span><text:span text:style-name="T1"><text:tab/></text:span></text:p>
            <text:p text:style-name="P1"><text:span text:style-name="T1">121</text:span><text:span text:style-name="T1"><text:tab/></text:span><text:span text:style-name="T1">Ukrán</text:span><text:span text:style-name="T1"><text:tab/></text:span></text:p>
            <text:p text:style-name="P1"><text:span text:style-name="T1">122</text:span><text:span text:style-name="T1"><text:tab/></text:span><text:span text:style-name="T1">Üzbég (cirill)</text:span><text:span text:style-name="T1"><text:tab/></text:span></text:p>
            <text:p text:style-name="P1"><text:span text:style-name="T1">123</text:span><text:span text:style-name="T1"><text:tab/></text:span><text:span text:style-name="T1">Üzbég (latin)</text:span><text:span text:style-name="T1"><text:tab/></text:span></text:p>
            <text:p text:style-name="P1"><text:span text:style-name="T1">124</text:span><text:span text:style-name="T1"><text:tab/></text:span><text:span text:style-name="T1">Velszi</text:span><text:span text:style-name="T1"><text:tab/></text:span></text:p>
            <text:p text:style-name="P1"><text:span text:style-name="T1">125</text:span><text:span text:style-name="T1"><text:tab/></text:span><text:span text:style-name="T1">Venda</text:span><text:span text:style-name="T1"><text:tab/></text:span></text:p>
            <text:p text:style-name="P1"><text:span text:style-name="T1">126</text:span><text:span text:style-name="T1"><text:tab/></text:span><text:span text:style-name="T1">Xhosa</text:span><text:span text:style-name="T1"><text:tab/></text:span></text:p>
            <text:p text:style-name="P1"><text:span text:style-name="T1">127</text:span><text:span text:style-name="T1"><text:tab/></text:span><text:span text:style-name="T1">Zulu</text:span><text:span text:style-name="T1"><text:tab/></text:span></text:p>
            <text:p text:style-name="P1"><text:span text:style-name="T1">1</text:span><text:span text:style-name="T1"><text:tab/></text:span><text:span text:style-name="T1">[Nincs]</text:span><text:span text:style-name="T1"><text:tab/></text:span></text:p>
            <text:p text:style-name="P1"><text:span text:style-name="T2">2</text:span><text:span text:style-name="T2"><text:tab/></text:span><text:span text:style-name="T2">Japán</text:span><text:span text:style-name="T2"><text:tab/></text:span></text:p>
            <text:p text:style-name="P1"><text:span text:style-name="T3">3</text:span><text:span text:style-name="T3"><text:tab/></text:span><text:span text:style-name="T3">Kínai (egyszerűsített)</text:span><text:span text:style-name="T3"><text:tab/></text:span></text:p>
            <text:p text:style-name="P1"><text:span text:style-name="T4">4</text:span><text:span text:style-name="T4"><text:tab/></text:span><text:span text:style-name="T4">Kínai (hagyományos)</text:span><text:span text:style-name="T4"><text:tab/></text:span></text:p>
            <text:p text:style-name="P1"><text:span text:style-name="T5">5</text:span><text:span text:style-name="T5"><text:tab/></text:span><text:span text:style-name="T5">Kínai (Hong Kong)</text:span><text:span text:style-name="T5"><text:tab/></text:span></text:p>
            <text:p text:style-name="P1"><text:span text:style-name="T6">6</text:span><text:span text:style-name="T6"><text:tab/></text:span><text:span text:style-name="T6">Kínai (Makaó)</text:span><text:span text:style-name="T6"><text:tab/></text:span></text:p>
            <text:p text:style-name="P1"><text:span text:style-name="T7">7</text:span><text:span text:style-name="T7"><text:tab/></text:span><text:span text:style-name="T7">Kínai (Szingapúr)</text:span><text:span text:style-name="T7"><text:tab/></text:span></text:p>
            <text:p text:style-name="P1"><text:span text:style-name="T8">8</text:span><text:span text:style-name="T8"><text:tab/></text:span><text:span text:style-name="T8">Koreai (Dél-Korea)</text:span><text:span text:style-name="T8"><text:tab/></text:span></text:p>
            <text:p text:style-name="P1"><text:span text:style-name="T9">1</text:span><text:span text:style-name="T9"><text:tab/></text:span><text:span text:style-name="T9">[Nincs]</text:span><text:span text:style-name="T9"><text:tab/></text:span></text:p>
            <text:p text:style-name="P1"><text:span text:style-name="T10">2</text:span><text:span text:style-name="T10"><text:tab/></text:span><text:span text:style-name="T10">Arab (Algéria)</text:span><text:span text:style-name="T10"><text:tab/></text:span></text:p>
            <text:p text:style-name="P1"><text:span text:style-name="T11">3</text:span><text:span text:style-name="T11"><text:tab/></text:span><text:span text:style-name="T11">Arab (Bahrein)</text:span><text:span text:style-name="T11"><text:tab/></text:span></text:p>
            <text:p text:style-name="P1"><text:span text:style-name="T12">4</text:span><text:span text:style-name="T12"><text:tab/></text:span><text:span text:style-name="T12">Arab (Egyesült Arab Emírségek)</text:span><text:span text:style-name="T12"><text:tab/></text:span></text:p>
            <text:p text:style-name="P1"><text:span text:style-name="T13">5</text:span><text:span text:style-name="T13"><text:tab/></text:span><text:span text:style-name="T13">Arab (Egyiptom)</text:span><text:span text:style-name="T13"><text:tab/></text:span></text:p>
            <text:p text:style-name="P1"><text:span text:style-name="T14">6</text:span><text:span text:style-name="T14"><text:tab/></text:span><text:span text:style-name="T14">Arab (Irak)</text:span><text:span text:style-name="T14"><text:tab/></text:span></text:p>
            <text:p text:style-name="P1"><text:span text:style-name="T15">7</text:span><text:span text:style-name="T15"><text:tab/></text:span><text:span text:style-name="T15">Arab (Jemen)</text:span><text:span text:style-name="T15"><text:tab/></text:span></text:p>
            <text:p text:style-name="P1"><text:span text:style-name="T16">8</text:span><text:span text:style-name="T16"><text:tab/></text:span><text:span text:style-name="T16">Arab (Jordánia)</text:span><text:span text:style-name="T16"><text:tab/></text:span></text:p>
            <text:p text:style-name="P1"><text:span text:style-name="T17">9</text:span><text:span text:style-name="T17"><text:tab/></text:span><text:span text:style-name="T17">Arab (Katar)</text:span><text:span text:style-name="T17"><text:tab/></text:span></text:p>
            <text:p text:style-name="P1"><text:span text:style-name="T18">10</text:span><text:span text:style-name="T18"><text:tab/></text:span><text:span text:style-name="T18">Arab (Kuvait)</text:span><text:span text:style-name="T18"><text:tab/></text:span></text:p>
            <text:p text:style-name="P1"><text:span text:style-name="T19">11</text:span><text:span text:style-name="T19"><text:tab/></text:span><text:span text:style-name="T19">Arab (Libanon)</text:span><text:span text:style-name="T19"><text:tab/></text:span></text:p>
            <text:p text:style-name="P1"><text:span text:style-name="T20">12</text:span><text:span text:style-name="T20"><text:tab/></text:span><text:span text:style-name="T20">Arab (Líbia)</text:span><text:span text:style-name="T20"><text:tab/></text:span></text:p>
            <text:p text:style-name="P1"><text:span text:style-name="T21">13</text:span><text:span text:style-name="T21"><text:tab/></text:span><text:span text:style-name="T21">Arab (Marokkó)</text:span><text:span text:style-name="T21"><text:tab/></text:span></text:p>
            <text:p text:style-name="P1"><text:span text:style-name="T22">14</text:span><text:span text:style-name="T22"><text:tab/></text:span><text:span text:style-name="T22">Arab (Omán)</text:span><text:span text:style-name="T22"><text:tab/></text:span></text:p>
            <text:p text:style-name="P1"><text:span text:style-name="T23">15</text:span><text:span text:style-name="T23"><text:tab/></text:span><text:span text:style-name="T23">Arab (Szaúd-Arábia)</text:span><text:span text:style-name="T23"><text:tab/></text:span></text:p>
            <text:p text:style-name="P1"><text:span text:style-name="T24">16</text:span><text:span text:style-name="T24"><text:tab/></text:span><text:span text:style-name="T24">Arab (Szíria)</text:span><text:span text:style-name="T24"><text:tab/></text:span></text:p>
            <text:p text:style-name="P1"><text:span text:style-name="T25">17</text:span><text:span text:style-name="T25"><text:tab/></text:span><text:span text:style-name="T25">Arab (Tunézia)</text:span><text:span text:style-name="T25"><text:tab/></text:span></text:p>
            <text:p text:style-name="P1"><text:span text:style-name="T26">18</text:span><text:span text:style-name="T26"><text:tab/></text:span><text:span text:style-name="T26">Asszámi</text:span><text:span text:style-name="T26"><text:tab/></text:span></text:p>
            <text:p text:style-name="P1"><text:span text:style-name="T27">19</text:span><text:span text:style-name="T27"><text:tab/></text:span><text:span text:style-name="T27">Bengáli</text:span><text:span text:style-name="T27"><text:tab/></text:span></text:p>
            <text:p text:style-name="P1"><text:span text:style-name="T28">20</text:span><text:span text:style-name="T28"><text:tab/></text:span><text:span text:style-name="T28">Bengáli (Bangladesh)</text:span><text:span text:style-name="T28"><text:tab/></text:span></text:p>
            <text:p text:style-name="P1"><text:span text:style-name="T29">21</text:span><text:span text:style-name="T29"><text:tab/></text:span><text:span text:style-name="T29">Dzongkha</text:span><text:span text:style-name="T29"><text:tab/></text:span></text:p>
            <text:p text:style-name="P1"><text:span text:style-name="T30">22</text:span><text:span text:style-name="T30"><text:tab/></text:span><text:span text:style-name="T30">Fárszi</text:span><text:span text:style-name="T30"><text:tab/></text:span></text:p>
            <text:p text:style-name="P1"><text:span text:style-name="T31">23</text:span><text:span text:style-name="T31"><text:tab/></text:span><text:span text:style-name="T31">Gudzsarati</text:span><text:span text:style-name="T31"><text:tab/></text:span></text:p>
            <text:p text:style-name="P1"><text:span text:style-name="T32">24</text:span><text:span text:style-name="T32"><text:tab/></text:span><text:span text:style-name="T32">Héber</text:span><text:span text:style-name="T32"><text:tab/></text:span></text:p>
            <text:p text:style-name="P1"><text:span text:style-name="T33">25</text:span><text:span text:style-name="T33"><text:tab/></text:span><text:span text:style-name="T33">Hindi</text:span><text:span text:style-name="T33"><text:tab/></text:span></text:p>
            <text:p text:style-name="P1"><text:span text:style-name="T34">26</text:span><text:span text:style-name="T34"><text:tab/></text:span><text:span text:style-name="T34">Kannada</text:span><text:span text:style-name="T34"><text:tab/></text:span></text:p>
            <text:p text:style-name="P1"><text:span text:style-name="T35">27</text:span><text:span text:style-name="T35"><text:tab/></text:span><text:span text:style-name="T35">Kasmíri (India)</text:span><text:span text:style-name="T35"><text:tab/></text:span></text:p>
            <text:p text:style-name="P1"><text:span text:style-name="T36">28</text:span><text:span text:style-name="T36"><text:tab/></text:span><text:span text:style-name="T36">Kasmíri (Kasmír)</text:span><text:span text:style-name="T36"><text:tab/></text:span></text:p>
            <text:p text:style-name="P1"><text:span text:style-name="T37">29</text:span><text:span text:style-name="T37"><text:tab/></text:span><text:span text:style-name="T37">Khmer</text:span><text:span text:style-name="T37"><text:tab/></text:span></text:p>
            <text:p text:style-name="P1"><text:span text:style-name="T38">30</text:span><text:span text:style-name="T38"><text:tab/></text:span><text:span text:style-name="T38">Kurd (Irak)</text:span><text:span text:style-name="T38"><text:tab/></text:span></text:p>
            <text:p text:style-name="P1"><text:span text:style-name="T39">31</text:span><text:span text:style-name="T39"><text:tab/></text:span><text:span text:style-name="T39">Kurd (Irán)</text:span><text:span text:style-name="T39"><text:tab/></text:span></text:p>
            <text:p text:style-name="P1"><text:span text:style-name="T40">32</text:span><text:span text:style-name="T40"><text:tab/></text:span><text:span text:style-name="T40">Lao</text:span><text:span text:style-name="T40"><text:tab/></text:span></text:p>
            <text:p text:style-name="P1"><text:span text:style-name="T41">33</text:span><text:span text:style-name="T41"><text:tab/></text:span><text:span text:style-name="T41">Malayalam</text:span><text:span text:style-name="T41"><text:tab/></text:span></text:p>
            <text:p text:style-name="P1"><text:span text:style-name="T42">34</text:span><text:span text:style-name="T42"><text:tab/></text:span><text:span text:style-name="T42">Manipuri</text:span><text:span text:style-name="T42"><text:tab/></text:span></text:p>
            <text:p text:style-name="P1"><text:span text:style-name="T43">35</text:span><text:span text:style-name="T43"><text:tab/></text:span><text:span text:style-name="T43">Marathi</text:span><text:span text:style-name="T43"><text:tab/></text:span></text:p>
            <text:p text:style-name="P1"><text:span text:style-name="T44">36</text:span><text:span text:style-name="T44"><text:tab/></text:span><text:span text:style-name="T44">Nepáli (India)</text:span><text:span text:style-name="T44"><text:tab/></text:span></text:p>
            <text:p text:style-name="P1"><text:span text:style-name="T45">37</text:span><text:span text:style-name="T45"><text:tab/></text:span><text:span text:style-name="T45">Nepáli (Nepál)</text:span><text:span text:style-name="T45"><text:tab/></text:span></text:p>
            <text:p text:style-name="P1"><text:span text:style-name="T46">38</text:span><text:span text:style-name="T46"><text:tab/></text:span><text:span text:style-name="T46">Oriya</text:span><text:span text:style-name="T46"><text:tab/></text:span></text:p>
            <text:p text:style-name="P1"><text:span text:style-name="T47">39</text:span><text:span text:style-name="T47"><text:tab/></text:span><text:span text:style-name="T47">Pandzsábi</text:span><text:span text:style-name="T47"><text:tab/></text:span></text:p>
            <text:p text:style-name="P1"><text:span text:style-name="T48">40</text:span><text:span text:style-name="T48"><text:tab/></text:span><text:span text:style-name="T48">Sindhi</text:span><text:span text:style-name="T48"><text:tab/></text:span></text:p>
            <text:p text:style-name="P1"><text:span text:style-name="T49">41</text:span><text:span text:style-name="T49"><text:tab/></text:span><text:span text:style-name="T49">Sinhala</text:span><text:span text:style-name="T49"><text:tab/></text:span></text:p>
            <text:p text:style-name="P1"><text:span text:style-name="T50">42</text:span><text:span text:style-name="T50"><text:tab/></text:span><text:span text:style-name="T50">Szanszkrit</text:span><text:span text:style-name="T50"><text:tab/></text:span></text:p>
            <text:p text:style-name="P1"><text:span text:style-name="T51">43</text:span><text:span text:style-name="T51"><text:tab/></text:span><text:span text:style-name="T51">Tamil</text:span><text:span text:style-name="T51"><text:tab/></text:span></text:p>
            <text:p text:style-name="P1"><text:span text:style-name="T52">44</text:span><text:span text:style-name="T52"><text:tab/></text:span><text:span text:style-name="T52">Telugu</text:span><text:span text:style-name="T52"><text:tab/></text:span></text:p>
            <text:p text:style-name="P1"><text:span text:style-name="T53">45</text:span><text:span text:style-name="T53"><text:tab/></text:span><text:span text:style-name="T53">Thai</text:span><text:span text:style-name="T53"><text:tab/></text:span></text:p>
            <text:p text:style-name="P1"><text:span text:style-name="T54">46</text:span><text:span text:style-name="T54"><text:tab/></text:span><text:span text:style-name="T54">Tibeti (Kína)</text:span><text:span text:style-name="T54"><text:tab/></text:span></text:p>
            <text:p text:style-name="P1"><text:span text:style-name="T55">47</text:span><text:span text:style-name="T55"><text:tab/></text:span><text:span text:style-name="T55">Urdu (India)</text:span><text:span text:style-name="T55"><text:tab/></text:span></text:p>
            <text:p text:style-name="P1"><text:span text:style-name="T56">48</text:span><text:span text:style-name="T56"><text:tab/></text:span><text:span text:style-name="T56">Urdu (Pakisztán)</text:span><text:span text:style-name="T56"><text:tab/></text:span></text:p>
            <text:p text:style-name="P1"><text:span text:style-name="T57">49</text:span><text:span text:style-name="T57"><text:tab/></text:span><text:span text:style-name="T57">Vietnami</text:span><text:span text:style-name="T57"><text:tab/></text:span></text:p>
            <text:p text:style-name="P1"><text:span text:style-name="T5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5-11-22T23:30:51</meta:creation-date>
    <dc:date>2008-01-02T12:58:11</dc:date>
    <meta:editing-cycles>2</meta:editing-cycles>
    <meta:editing-duration>PT6M15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